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ntas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string" calcext:value-type="string">
            <text:p>Game of Thrones S01 E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milia Clarke;Kit Harington;Peter Dinklage;Lena Headey;Sophie Turner;Maisie Wiliams</text:p>
          </table:table-cell>
          <table:table-cell office:value-type="string" calcext:value-type="string">
            <text:p>AVAILABL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eadpoo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yan Reynolds</text:p>
          </table:table-cell>
          <table:table-cell office:value-type="string" calcext:value-type="string">
            <text:p>LOST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Interstella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tthew McConaughey;Anne Hatheway;Jessica Chastein</text:p>
          </table:table-cell>
          <table:table-cell office:value-type="string" calcext:value-type="string">
            <text:p>AVAILABLE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dram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string" calcext:value-type="string">
            <text:p>The Intouchables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Francois Cluzet;Omar Sy;Anne Le Ny</text:p>
          </table:table-cell>
          <table:table-cell office:value-type="string" calcext:value-type="string">
            <text:p>RENTED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Westworld S01 E01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van Rachel Wood;Jeffrey Wright;Ed Harris</text:p>
          </table:table-cell>
          <table:table-cell office:value-type="string" calcext:value-type="string">
            <text:p>AVAILABL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uits S01 E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briel Macht;Patrick J. Adams;Meghan Markle</text:p>
          </table:table-cell>
          <table:table-cell office:value-type="string" calcext:value-type="string">
            <text:p>Lost</text:p>
          </table:table-cell>
          <table:table-cell office:value-type="float" office:value="2011" calcext:value-type="float">
            <text:p>2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00:54:46.733829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3:50.793226855</meta:creation-date>
    <dc:date>2018-06-08T00:55:21.771636001</dc:date>
    <meta:editing-duration>PT12M32S</meta:editing-duration>
    <meta:editing-cycles>3</meta:editing-cycles>
    <meta:generator>LibreOffice_Vanilla/6.0.4.5$MacOSX_X86_64 LibreOffice_project/6840e4519a6ce8bcc1328eb2d87b5c46c6df1038</meta:generator>
    <meta:document-statistic meta:table-count="2" meta:cell-count="40" meta:object-count="0"/>
  </office:meta>
</office:document-meta>
</file>